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049in" fo:margin-left="-0.0083in" fo:margin-top="0in" fo:margin-bottom="0in" table:align="left" style:writing-mode="lr-tb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1.7632in"/>
    </style:style>
    <style:style style:name="Table1.C" style:family="table-column">
      <style:table-column-properties style:column-width="3.6056in"/>
    </style:style>
    <style:style style:name="Table1.1" style:family="table-row">
      <style:table-row-properties style:min-row-height="0.2694in" fo:keep-together="auto"/>
    </style:style>
    <style:style style:name="Table1.A1" style:family="table-cell">
      <style:table-cell-properties style:vertical-align="middle" fo:background-color="#b8cce4" fo:padding-left="0.075in" fo:padding-right="0.075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0.5pt solid #00000a" fo:border-right="none" fo:border-top="0.5pt solid #00000a" fo:border-bottom="none"/>
    </style:style>
    <style:style style:name="Table1.B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C2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none"/>
    </style:style>
    <style:style style:name="Table1.3" style:family="table-row">
      <style:table-row-properties style:min-row-height="0.2188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4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4" style:family="table-cell">
      <style:table-cell-properties style:vertical-align="bottom" fo:background-color="#ddd9c3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C4" style:family="table-cell">
      <style:table-cell-properties style:vertical-align="bottom" fo:background-color="#ddd9c3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5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A6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0.5pt solid #00000a"/>
    </style:style>
    <style:style style:name="Table1.B6" style:family="table-cell">
      <style:table-cell-properties style:vertical-align="bottom" fo:background-color="#ddd9c3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C6" style:family="table-cell">
      <style:table-cell-properties style:vertical-align="bottom" fo:background-color="#ddd9c3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7" style:family="table-cell">
      <style:table-cell-properties style:vertical-align="bottom" fo:padding-left="0.075in" fo:padding-right="0.075in" fo:padding-top="0in" fo:padding-bottom="0in" fo:border-left="0.5pt solid #00000a" fo:border-right="none" fo:border-top="0.5pt solid #00000a" fo:border-bottom="none"/>
    </style:style>
    <style:style style:name="Table1.B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C7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none"/>
    </style:style>
    <style:style style:name="Table1.A8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9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9" style:family="table-cell">
      <style:table-cell-properties style:vertical-align="bottom" fo:background-color="#f2f2f2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C9" style:family="table-cell">
      <style:table-cell-properties style:vertical-align="bottom" fo:background-color="#f2f2f2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10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A11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0.5pt solid #00000a"/>
    </style:style>
    <style:style style:name="Table1.B11" style:family="table-cell">
      <style:table-cell-properties style:vertical-align="bottom" fo:background-color="#f2f2f2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C11" style:family="table-cell">
      <style:table-cell-properties style:vertical-align="bottom" fo:background-color="#f2f2f2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2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13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3" style:family="table-cell">
      <style:table-cell-properties style:vertical-align="bottom" fo:background-color="#c6d9f1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C13" style:family="table-cell">
      <style:table-cell-properties style:vertical-align="bottom" fo:background-color="#c6d9f1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14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15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5" style:family="table-cell">
      <style:table-cell-properties style:vertical-align="bottom" fo:background-color="#d6e3bc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C15" style:family="table-cell">
      <style:table-cell-properties style:vertical-align="bottom" fo:background-color="#d6e3bc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16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A17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18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19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20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21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0.5pt solid #00000a"/>
    </style:style>
    <style:style style:name="Table1.B2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A22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2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23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A24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2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25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5" style:family="table-cell">
      <style:table-cell-properties style:vertical-align="bottom" fo:background-color="#e5b8b7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C2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26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0.5pt solid #00000a"/>
    </style:style>
    <style:style style:name="Table1.B26" style:family="table-cell">
      <style:table-cell-properties style:vertical-align="bottom" fo:background-color="#e5b8b7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C2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27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2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A28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none"/>
    </style:style>
    <style:style style:name="Table1.C2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none"/>
    </style:style>
    <style:style style:name="Table1.29" style:family="table-row">
      <style:table-row-properties style:min-row-height="0.1646in" fo:keep-together="auto"/>
    </style:style>
    <style:style style:name="Table1.A29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29" style:family="table-cell">
      <style:table-cell-properties style:vertical-align="bottom" fo:background-color="#fbd4b4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C29" style:family="table-cell">
      <style:table-cell-properties style:vertical-align="bottom" fo:background-color="#fbd4b4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30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none"/>
    </style:style>
    <style:style style:name="Table1.B30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3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1.A31" style:family="table-cell">
      <style:table-cell-properties style:vertical-align="bottom" fo:padding-left="0.075in" fo:padding-right="0.075in" fo:padding-top="0in" fo:padding-bottom="0in" fo:border-left="0.5pt solid #00000a" fo:border-right="none" fo:border-top="none" fo:border-bottom="0.5pt solid #00000a"/>
    </style:style>
    <style:style style:name="Table1.B31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31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Verdana" fo:font-size="10pt" fo:language="it" fo:country="I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fo:language="it" fo:country="I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language="it" fo:country="IT" officeooo:rsid="00054834" officeooo:paragraph-rsid="00054834" style:font-size-asian="10pt" style:font-size-complex="10pt"/>
    </style:style>
    <style:style style:name="P6" style:family="paragraph" style:parent-style-name="Standard">
      <style:text-properties officeooo:rsid="00054834" officeooo:paragraph-rsid="00054834"/>
    </style:style>
    <style:style style:name="P7" style:family="paragraph" style:parent-style-name="Standard">
      <style:text-properties officeooo:rsid="0005daa5" officeooo:paragraph-rsid="0005daa5"/>
    </style:style>
    <style:style style:name="P8" style:family="paragraph" style:parent-style-name="Standard">
      <style:text-properties officeooo:rsid="0005fe87" officeooo:paragraph-rsid="0005fe87"/>
    </style:style>
    <style:style style:name="P9" style:family="paragraph" style:parent-style-name="Standard">
      <style:text-properties officeooo:rsid="00069bf9" officeooo:paragraph-rsid="00069bf9"/>
    </style:style>
    <style:style style:name="P10" style:family="paragraph" style:parent-style-name="Standard">
      <style:text-properties officeooo:rsid="0009808d" officeooo:paragraph-rsid="0009808d"/>
    </style:style>
    <style:style style:name="P11" style:family="paragraph" style:parent-style-name="Standard">
      <style:text-properties officeooo:rsid="000b18dc" officeooo:paragraph-rsid="000b18dc"/>
    </style:style>
    <style:style style:name="P12" style:family="paragraph" style:parent-style-name="Standard">
      <style:text-properties officeooo:rsid="000e69ab" officeooo:paragraph-rsid="000e69ab"/>
    </style:style>
    <style:style style:name="P13" style:family="paragraph" style:parent-style-name="Standard">
      <style:text-properties officeooo:rsid="000e6cff" officeooo:paragraph-rsid="000e6cff"/>
    </style:style>
    <style:style style:name="P14" style:family="paragraph" style:parent-style-name="Standard">
      <style:paragraph-properties fo:margin-left="0.25in" fo:margin-right="0in" fo:text-indent="0in" style:auto-text-indent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/>
      <style:text-properties fo:color="#000000" style:font-name="Calibri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Calibri" fo:language="it" fo:country="IT" style:font-name-asian="Times New Roman" style:font-name-complex="Times New Roman"/>
    </style:style>
    <style:style style:name="P18" style:family="paragraph" style:parent-style-name="Standard">
      <style:paragraph-properties fo:margin-top="0in" fo:margin-bottom="0in" loext:contextual-spacing="false"/>
      <style:text-properties fo:color="#000000" style:font-name="Calibri" fo:language="it" fo:country="IT"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color="#000000" style:font-name="Calibri" fo:font-weight="bold" style:font-weight-asian="bold" style:font-weight-complex="bold"/>
    </style:style>
    <style:style style:name="P20" style:family="paragraph" style:parent-style-name="Title">
      <style:paragraph-properties fo:text-align="justify" style:justify-single-word="false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margin-top="0in" fo:margin-bottom="0in" loext:contextual-spacing="false"/>
      <style:text-properties fo:color="#000000" style:font-name="Calibri"/>
    </style:style>
    <style:style style:name="P23" style:family="paragraph" style:parent-style-name="Standard">
      <style:paragraph-properties fo:margin-top="0in" fo:margin-bottom="0in" loext:contextual-spacing="false"/>
      <style:text-properties fo:color="#000000" style:font-name="Calibri" fo:font-weight="bold" style:font-name-asian="Times New Roman" style:font-weight-asian="bold" style:font-name-complex="Times New Roman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" style:font-weight-asian="bold" style:font-name-complex="Times New Roman"/>
    </style:style>
    <style:style style:name="P27" style:family="paragraph" style:parent-style-name="Standard">
      <style:paragraph-properties fo:margin-top="0in" fo:margin-bottom="0in" loext:contextual-spacing="false"/>
      <style:text-properties fo:color="#000000" style:font-name="Calibri" fo:font-weight="bold" style:font-weight-asian="bold"/>
    </style:style>
    <style:style style:name="P28" style:family="paragraph" style:parent-style-name="Standard">
      <style:paragraph-properties fo:margin-top="0in" fo:margin-bottom="0in" loext:contextual-spacing="false"/>
      <style:text-properties fo:color="#000000" style:font-name="Calibri" fo:font-weight="bold" style:font-weight-asian="bold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font-name-complex="Times New Roman"/>
    </style:style>
    <style:style style:name="P30" style:family="paragraph" style:parent-style-name="Standard">
      <style:paragraph-properties fo:margin-top="0in" fo:margin-bottom="0in" loext:contextual-spacing="false"/>
      <style:text-properties fo:color="#000000" style:font-name="Calibri" fo:language="it" fo:country="I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style:font-name="Calibri" fo:language="it" fo:country="IT" style:font-name-asian="Times New Roman" style:font-name-complex="Times New Roman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Calibri" style:font-name-asian="Times New Roman" style:font-name-complex="Times New Roman"/>
    </style:style>
    <style:style style:name="P33" style:family="paragraph" style:parent-style-name="Standard">
      <style:paragraph-properties fo:margin-top="0in" fo:margin-bottom="0.1665in" loext:contextual-spacing="false" fo:text-align="justify" style:justify-single-word="false"/>
      <style:text-properties style:font-name="Verdana" fo:font-size="10pt" fo:language="it" fo:country="IT" style:font-size-asian="10pt" style:font-size-complex="10pt"/>
    </style:style>
    <style:style style:name="P34" style:family="paragraph" style:parent-style-name="List_20_Paragraph" style:list-style-name="WWNum1">
      <style:paragraph-properties fo:text-align="justify" style:justify-single-word="false"/>
    </style:style>
    <style:style style:name="P35" style:family="paragraph" style:parent-style-name="List_20_Paragraph" style:list-style-name="WWNum5">
      <style:paragraph-properties fo:text-align="justify" style:justify-single-word="false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style:font-name="Verdana" fo:font-size="10pt" fo:language="it" fo:country="IT" style:font-size-asian="10pt" style:font-size-complex="10pt"/>
    </style:style>
    <style:style style:name="T1" style:family="text">
      <style:text-properties fo:font-size="24pt" fo:language="it" fo:country="IT" style:font-size-asian="24pt" style:font-size-complex="24pt"/>
    </style:style>
    <style:style style:name="T2" style:family="text">
      <style:text-properties fo:font-size="24pt" fo:language="it" fo:country="IT" officeooo:rsid="00072798" style:font-size-asian="24pt" style:font-size-complex="24pt"/>
    </style:style>
    <style:style style:name="T3" style:family="text">
      <style:text-properties fo:language="it" fo:country="IT"/>
    </style:style>
    <style:style style:name="T4" style:family="text">
      <style:text-properties fo:language="it" fo:country="IT" officeooo:rsid="00069bf9"/>
    </style:style>
    <style:style style:name="T5" style:family="text">
      <style:text-properties style:font-name="Verdana" fo:font-size="10pt" fo:language="it" fo:country="IT" fo:font-weight="bold" style:font-size-asian="10pt" style:font-weight-asian="bold" style:font-size-complex="10pt"/>
    </style:style>
    <style:style style:name="T6" style:family="text">
      <style:text-properties style:font-name="Verdana" fo:font-size="10pt" fo:language="it" fo:country="IT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fo:language="it" fo:country="IT" style:font-size-asian="10pt" style:font-size-complex="10pt"/>
    </style:style>
    <style:style style:name="T8" style:family="text">
      <style:text-properties style:font-name="Verdana" fo:font-size="10pt" fo:language="it" fo:country="IT" style:font-size-asian="10pt" style:font-size-complex="10pt" style:font-weight-complex="bold"/>
    </style:style>
    <style:style style:name="T9" style:family="text">
      <style:text-properties style:font-name="Verdana" fo:font-size="10pt" fo:language="it" fo:country="IT" officeooo:rsid="00103350" style:font-size-asian="10pt" style:font-size-complex="10pt"/>
    </style:style>
    <style:style style:name="T10" style:family="text">
      <style:text-properties style:font-name="Verdana" fo:font-size="9pt" fo:language="it" fo:country="IT" style:font-size-asian="9pt" style:font-size-complex="9pt"/>
    </style:style>
    <style:style style:name="T11" style:family="text">
      <style:text-properties style:font-name="Verdana" fo:font-size="9pt" fo:language="it" fo:country="IT" style:text-underline-style="solid" style:text-underline-width="auto" style:text-underline-color="font-color" style:font-size-asian="9pt" style:font-size-complex="9pt"/>
    </style:style>
    <style:style style:name="T12" style:family="text">
      <style:text-properties style:font-name="Calibri" style:font-name-asian="Times New Roman" style:font-name-complex="Times New Roman"/>
    </style:style>
    <style:style style:name="T13" style:family="text">
      <style:text-properties style:font-name="Calibri" fo:font-style="italic" style:font-name-asian="Times New Roman" style:font-style-asian="italic" style:font-name-complex="Times New Roman"/>
    </style:style>
    <style:style style:name="T14" style:family="text">
      <style:text-properties officeooo:rsid="00069bf9"/>
    </style:style>
    <style:style style:name="T15" style:family="text">
      <style:text-properties officeooo:rsid="000b18dc"/>
    </style:style>
    <style:style style:name="T16" style:family="text">
      <style:text-properties officeooo:rsid="000bb2f3"/>
    </style:style>
    <style:style style:name="T17" style:family="text">
      <style:text-properties officeooo:rsid="00118e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><text:span text:style-name="T1">Allegato Tecnico – Richiesta Dati per Analisi dell’Appropriatezza Prescrittiva - Prescrizioni e Antibioticoresistenze &amp; St</text:span><text:span text:style-name="T2">ra</text:span><text:span text:style-name="T1">tegie Locali</text:span></text:p>
      <text:h text:style-name="Heading_20_1" text:outline-level="1">Richiesta Dum<text:span text:style-name="T14">p</text:span> della Base Dati di Medicina Generale </text:h>
      <text:p text:style-name="P1"><text:span text:style-name="T3">La richiesta verte sulla necessità del dum</text:span><text:span text:style-name="T4">p</text:span><text:span text:style-name="T3"> dell’intero DB contenete i dati delle visite degli MMG aggiornata alla data del 31 dicembre 2017. Tale necessità deriva dalla pregressa e consolidata creazione di una procedura di estrazione ed analisi implementata sulla struttura originale della base dati (DB) SQL, precedentemente fornito integralmente, e dei rispettivi ed univoci nomi assegnati alle tabelle ed alle colonne (campi) in esso contenute. </text:span></text:p>
      <text:h text:style-name="Heading_20_1" text:outline-level="1">Descrizione dei campi dei dati indispensabili alle analisi di appropriatezza</text:h>
      <text:p text:style-name="P1"><text:span text:style-name="T6">Dati Spaziali: </text:span><text:span text:style-name="T7">Differente livello di granularità dell’informazione che spazia dalla Provincia, alla Città fino ad arrivare alle a</text:span><text:span text:style-name="T9">­</text:span><text:span text:style-name="T7">ree postali, i CAP</text:span></text:p>
      <text:p text:style-name="P1"><text:span text:style-name="T6">Dati Anagrafici: </text:span><text:span text:style-name="T7">Nazionalità, Luogo di nascita, Genere ed Età del Paziente</text:span></text:p>
      <text:p text:style-name="P1"><text:span text:style-name="T6">Dati Temporali: imprescindibile è la richiesta dei dati a partire dal </text:span><text:span text:style-name="T7">dall’anno </text:span><text:span text:style-name="T5">2000</text:span><text:span text:style-name="T7"> fino alla data del 31-12-2017, mediante il cui intervallo è possibile discriminare serie storiche suddividendole in mensilità, stagionalità o annualità. Tale Dato risulta essenziale per la le valutazione degli effetti successivi ad eventuali interventi socio-sanitari o campagne infromativo-mediatiche.</text:span></text:p>
      <text:p text:style-name="P1"><text:span text:style-name="T6">Dati Farmacoterapeutici: </text:span><text:span text:style-name="T7">La terapia farmacologica prescritta è classificabile a diversi livelli secondo differenti codici di identificazione del farmaco:  </text:span></text:p>
      <text:list xml:id="list3653473858" text:style-name="WWNum1">
        <text:list-item>
          <text:p text:style-name="P34"><text:span text:style-name="T7">Tipologia di Principio Attivo e generali Indicazioni Terapeutiche (</text:span><text:span text:style-name="T5">Codice</text:span><text:span text:style-name="T7"> </text:span><text:span text:style-name="T6">ATC</text:span><text:span text:style-name="T7">) </text:span></text:p>
        </text:list-item>
        <text:list-item>
          <text:p text:style-name="P36">Formulazione del Principio Attivo (Codice Principio Attivo); </text:p>
        </text:list-item>
        <text:list-item>
          <text:p text:style-name="P34"><text:span text:style-name="T7">Numero di Autorizzazione al Commercio (</text:span><text:span text:style-name="T5">Numero </text:span><text:span text:style-name="T6">AIC</text:span><text:span text:style-name="T7">)*</text:span><text:span text:style-name="T6"> </text:span><text:span text:style-name="T7">come identificativo univoco del farmaco e del formato del confezionamento per il mercato.</text:span></text:p>
        </text:list-item>
      </text:list>
      <text:p text:style-name="P14"><text:span text:style-name="T10">* Il </text:span><text:span text:style-name="T11">numero AIC</text:span><text:span text:style-name="T10"> è un codice numerico a 6 cifre (es. 012345) che identifica in modo univoco un determinato farmaco. Le singole confezioni di un farmaco sono identificate da ulteriori 3 cifre che seguono il numero AIC (es. 012345 012). </text:span></text:p>
      <text:p text:style-name="P1"><text:span text:style-name="T6">Dati Diagnostici: </text:span><text:span text:style-name="T7">La diagnosi è costituita da due campi nel DataBase, entrambi indispensabili per permettere una valutazione incrociata della diagnosi: </text:span></text:p>
      <text:list xml:id="list3919800444" text:style-name="WWNum5">
        <text:list-item>
          <text:p text:style-name="P35"><text:soft-page-break/><text:span text:style-name="T7">Il codice di classificazione internazionale della Malattia/Procedura (Codice </text:span><text:span text:style-name="T6">ICD-9-CM); </text:span></text:p>
        </text:list-item>
        <text:list-item>
          <text:p text:style-name="P35"><text:span text:style-name="T8"><text:s/>La descrizione testuale della </text:span><text:span text:style-name="T7"><text:s/>Diagnosi compilata dal medico curante 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Tabella Origine</text:p>
          </table:table-cell>
          <table:table-cell table:style-name="Table1.A1" office:value-type="string">
            <text:p text:style-name="P25">Nome Campo/Colonna</text:p>
          </table:table-cell>
          <table:table-cell table:style-name="Table1.A1" office:value-type="string">
            <text:p text:style-name="P25">Descriz</text:p>
          </table:table-cell>
        </table:table-row>
        <table:table-row table:style-name="Table1.2">
          <table:table-cell table:style-name="Table1.A2" office:value-type="string">
            <text:p text:style-name="P24">nos_002</text:p>
          </table:table-cell>
          <table:table-cell table:style-name="Table1.B2" office:value-type="string">
            <text:p text:style-name="P29">codice</text:p>
          </table:table-cell>
          <table:table-cell table:style-name="Table1.C2" office:value-type="string">
            <text:p text:style-name="P29">id paziente [criptato]</text:p>
          </table:table-cell>
        </table:table-row>
        <table:table-row table:style-name="Table1.3">
          <table:table-cell table:style-name="Table1.A3" office:value-type="string">
            <text:p text:style-name="P29"> </text:p>
          </table:table-cell>
          <table:table-cell table:style-name="Table1.B3" office:value-type="string">
            <text:p text:style-name="P29">userid</text:p>
          </table:table-cell>
          <table:table-cell table:style-name="Table1.C3" office:value-type="string">
            <text:p text:style-name="P17">id medico gestione dati [criptato]</text:p>
          </table:table-cell>
        </table:table-row>
        <table:table-row table:style-name="Table1.2">
          <table:table-cell table:style-name="Table1.A4" office:value-type="string">
            <text:p text:style-name="P17"> </text:p>
          </table:table-cell>
          <table:table-cell table:style-name="Table1.B4" office:value-type="string">
            <text:p text:style-name="P26">pa_cit</text:p>
          </table:table-cell>
          <table:table-cell table:style-name="Table1.C4" office:value-type="string">
            <text:p text:style-name="P17">Città del Paziente </text:p>
          </table:table-cell>
        </table:table-row>
        <table:table-row table:style-name="Table1.2">
          <table:table-cell table:style-name="Table1.A5" office:value-type="string">
            <text:p text:style-name="P17"> </text:p>
          </table:table-cell>
          <table:table-cell table:style-name="Table1.B4" office:value-type="string">
            <text:p text:style-name="P26">pa_cap</text:p>
          </table:table-cell>
          <table:table-cell table:style-name="Table1.C4" office:value-type="string">
            <text:p text:style-name="P29">CAP Paziente</text:p>
          </table:table-cell>
        </table:table-row>
        <table:table-row table:style-name="Table1.2">
          <table:table-cell table:style-name="Table1.A6" office:value-type="string">
            <text:p text:style-name="P29"> </text:p>
          </table:table-cell>
          <table:table-cell table:style-name="Table1.B6" office:value-type="string">
            <text:p text:style-name="P26">pa_pro</text:p>
          </table:table-cell>
          <table:table-cell table:style-name="Table1.C6" office:value-type="string">
            <text:p text:style-name="P17">Provincia del Paziente (e Medico)</text:p>
          </table:table-cell>
        </table:table-row>
        <table:table-row table:style-name="Table1.2">
          <table:table-cell table:style-name="Table1.A7" office:value-type="string">
            <text:p text:style-name="P24">pazienti</text:p>
          </table:table-cell>
          <table:table-cell table:style-name="Table1.B7" office:value-type="string">
            <text:p text:style-name="P29">codice</text:p>
          </table:table-cell>
          <table:table-cell table:style-name="Table1.C7" office:value-type="string">
            <text:p text:style-name="P29">id paziente [criptato]</text:p>
          </table:table-cell>
        </table:table-row>
        <table:table-row table:style-name="Table1.2">
          <table:table-cell table:style-name="Table1.A8" office:value-type="string">
            <text:p text:style-name="P29"> </text:p>
          </table:table-cell>
          <table:table-cell table:style-name="Table1.B8" office:value-type="string">
            <text:p text:style-name="P29">codice_comune_nasc</text:p>
          </table:table-cell>
          <table:table-cell table:style-name="Table1.C8" office:value-type="string">
            <text:p text:style-name="P29">Comune e Stato Estero</text:p>
          </table:table-cell>
        </table:table-row>
        <table:table-row table:style-name="Table1.2">
          <table:table-cell table:style-name="Table1.A9" office:value-type="string">
            <text:p text:style-name="P29"> </text:p>
          </table:table-cell>
          <table:table-cell table:style-name="Table1.B9" office:value-type="string">
            <text:p text:style-name="P29">nascita</text:p>
          </table:table-cell>
          <table:table-cell table:style-name="Table1.C9" office:value-type="string">
            <text:p text:style-name="P29">data nascita</text:p>
          </table:table-cell>
        </table:table-row>
        <table:table-row table:style-name="Table1.2">
          <table:table-cell table:style-name="Table1.A10" office:value-type="string">
            <text:p text:style-name="P29"> </text:p>
          </table:table-cell>
          <table:table-cell table:style-name="Table1.B9" office:value-type="string">
            <text:p text:style-name="P29">provincia_nascita</text:p>
          </table:table-cell>
          <table:table-cell table:style-name="Table1.C9" office:value-type="string">
            <text:p text:style-name="P17">Provincia e "EE" per estero</text:p>
          </table:table-cell>
        </table:table-row>
        <table:table-row table:style-name="Table1.2">
          <table:table-cell table:style-name="Table1.A11" office:value-type="string">
            <text:p text:style-name="P17"> </text:p>
          </table:table-cell>
          <table:table-cell table:style-name="Table1.B11" office:value-type="string">
            <text:p text:style-name="P29">sesso</text:p>
          </table:table-cell>
          <table:table-cell table:style-name="Table1.C11" office:value-type="string">
            <text:p text:style-name="P29">genere</text:p>
          </table:table-cell>
        </table:table-row>
        <table:table-row table:style-name="Table1.2">
          <table:table-cell table:style-name="Table1.A12" office:value-type="string">
            <text:p text:style-name="P24">cart_terap</text:p>
          </table:table-cell>
          <table:table-cell table:style-name="Table1.B12" office:value-type="string">
            <text:p text:style-name="P29">codice</text:p>
          </table:table-cell>
          <table:table-cell table:style-name="Table1.C12" office:value-type="string">
            <text:p text:style-name="P29">id paziente [criptato]</text:p>
          </table:table-cell>
        </table:table-row>
        <table:table-row table:style-name="Table1.2">
          <table:table-cell table:style-name="Table1.A13" office:value-type="string">
            <text:p text:style-name="P29"> </text:p>
          </table:table-cell>
          <table:table-cell table:style-name="Table1.B13" office:value-type="string">
            <text:p text:style-name="P26">data_open</text:p>
          </table:table-cell>
          <table:table-cell table:style-name="Table1.C13" office:value-type="string">
            <text:p text:style-name="P29">Data inizio terapia</text:p>
          </table:table-cell>
        </table:table-row>
        <table:table-row table:style-name="Table1.2">
          <table:table-cell table:style-name="Table1.A14" office:value-type="string">
            <text:p text:style-name="P29"> </text:p>
          </table:table-cell>
          <table:table-cell table:style-name="Table1.B14" office:value-type="string">
            <text:p text:style-name="P29">userid</text:p>
          </table:table-cell>
          <table:table-cell table:style-name="Table1.C14" office:value-type="string">
            <text:p text:style-name="P17">id medico gestione dati [criptato]</text:p>
          </table:table-cell>
        </table:table-row>
        <table:table-row table:style-name="Table1.2">
          <table:table-cell table:style-name="Table1.A15" office:value-type="string">
            <text:p text:style-name="P17"> </text:p>
          </table:table-cell>
          <table:table-cell table:style-name="Table1.B15" office:value-type="string">
            <text:p text:style-name="P26">co_atc</text:p>
          </table:table-cell>
          <table:table-cell table:style-name="Table1.C15" office:value-type="string">
            <text:p text:style-name="P17">classe anatomo/farmacologica –Principio attivo ATC</text:p>
          </table:table-cell>
        </table:table-row>
        <table:table-row table:style-name="Table1.2">
          <table:table-cell table:style-name="Table1.A16" office:value-type="string">
            <text:p text:style-name="P17"/>
          </table:table-cell>
          <table:table-cell table:style-name="Table1.B15" office:value-type="string">
            <text:p text:style-name="P26">co_codifa</text:p>
          </table:table-cell>
          <table:table-cell table:style-name="Table1.C15" office:value-type="string">
            <text:p text:style-name="P17">Codice autorizzazione commercio – Identificativo AIC</text:p>
          </table:table-cell>
        </table:table-row>
        <table:table-row table:style-name="Table1.2">
          <table:table-cell table:style-name="Table1.A17" office:value-type="string">
            <text:p text:style-name="P17"> </text:p>
          </table:table-cell>
          <table:table-cell table:style-name="Table1.B17" office:value-type="string">
            <text:p text:style-name="P29">te_attivo</text:p>
          </table:table-cell>
          <table:table-cell table:style-name="Table1.C17" office:value-type="string">
            <text:p text:style-name="P17">Codice formulazione del principio attivo </text:p>
          </table:table-cell>
        </table:table-row>
        <table:table-row table:style-name="Table1.2">
          <table:table-cell table:style-name="Table1.A18" office:value-type="string">
            <text:p text:style-name="P17"> </text:p>
          </table:table-cell>
          <table:table-cell table:style-name="Table1.B18" office:value-type="string">
            <text:p text:style-name="P32">te_npezzi</text:p>
          </table:table-cell>
          <table:table-cell table:style-name="Table1.C18" office:value-type="string">
            <text:p text:style-name="P32">numero scatole </text:p>
          </table:table-cell>
        </table:table-row>
        <table:table-row table:style-name="Table1.2">
          <table:table-cell table:style-name="Table1.A19" office:value-type="string">
            <text:p text:style-name="P29"> </text:p>
          </table:table-cell>
          <table:table-cell table:style-name="Table1.B19" office:value-type="string">
            <text:p text:style-name="P29">euro</text:p>
          </table:table-cell>
          <table:table-cell table:style-name="Table1.C19" office:value-type="string">
            <text:p text:style-name="P32">costo scatola </text:p>
          </table:table-cell>
        </table:table-row>
        <table:table-row table:style-name="Table1.2">
          <table:table-cell table:style-name="Table1.A20" office:value-type="string">
            <text:p text:style-name="P29"> </text:p>
          </table:table-cell>
          <table:table-cell table:style-name="Table1.B20" office:value-type="string">
            <text:p text:style-name="P32">po_des</text:p>
          </table:table-cell>
          <table:table-cell table:style-name="Table1.C20" office:value-type="string">
            <text:p text:style-name="P15"><text:bookmark-start text:name="_GoBack"/><text:span text:style-name="T12">posologia</text:span><text:bookmark-end text:name="_GoBack"/><text:span text:style-name="T12"> (stringa)</text:span><text:span text:style-name="T13"> </text:span></text:p>
          </table:table-cell>
        </table:table-row>
        <table:table-row table:style-name="Table1.2">
          <table:table-cell table:style-name="Table1.A21" office:value-type="string">
            <text:p text:style-name="P29"> </text:p>
          </table:table-cell>
          <table:table-cell table:style-name="Table1.B21" office:value-type="string">
            <text:p text:style-name="P32">durata</text:p>
          </table:table-cell>
          <table:table-cell table:style-name="Table1.C21" office:value-type="string">
            <text:p text:style-name="P32">giorni terapia </text:p>
          </table:table-cell>
        </table:table-row>
        <table:table-row table:style-name="Table1.2">
          <table:table-cell table:style-name="Table1.A22" office:value-type="string">
            <text:p text:style-name="P24">cart_pazpbl</text:p>
          </table:table-cell>
          <table:table-cell table:style-name="Table1.B22" office:value-type="string">
            <text:p text:style-name="P29">codice</text:p>
          </table:table-cell>
          <table:table-cell table:style-name="Table1.C22" office:value-type="string">
            <text:p text:style-name="P29">id paziente </text:p>
          </table:table-cell>
        </table:table-row>
        <table:table-row table:style-name="Table1.2">
          <table:table-cell table:style-name="Table1.A23" office:value-type="string">
            <text:p text:style-name="P29"> </text:p>
          </table:table-cell>
          <table:table-cell table:style-name="Table1.B13" office:value-type="string">
            <text:p text:style-name="P26">data_open</text:p>
          </table:table-cell>
          <table:table-cell table:style-name="Table1.C13" office:value-type="string">
            <text:p text:style-name="P17">Data diagnosi = Data inizio terapia di “cart_terap”</text:p>
          </table:table-cell>
        </table:table-row>
        <table:table-row table:style-name="Table1.2">
          <table:table-cell table:style-name="Table1.A24" office:value-type="string">
            <text:p text:style-name="P17"> </text:p>
          </table:table-cell>
          <table:table-cell table:style-name="Table1.B24" office:value-type="string">
            <text:p text:style-name="P29">userid</text:p>
          </table:table-cell>
          <table:table-cell table:style-name="Table1.C24" office:value-type="string">
            <text:p text:style-name="P17">id medico gestione dati [cript]</text:p>
          </table:table-cell>
        </table:table-row>
        <table:table-row table:style-name="Table1.2">
          <table:table-cell table:style-name="Table1.A25" office:value-type="string">
            <text:p text:style-name="P17"> </text:p>
          </table:table-cell>
          <table:table-cell table:style-name="Table1.B25" office:value-type="string">
            <text:p text:style-name="P26">cp_code</text:p>
          </table:table-cell>
          <table:table-cell table:style-name="Table1.C25" office:value-type="string">
            <text:p text:style-name="P17">codice malattia/procedura ICD-9-CM</text:p>
          </table:table-cell>
        </table:table-row>
        <table:table-row table:style-name="Table1.2">
          <table:table-cell table:style-name="Table1.A26" office:value-type="string">
            <text:p text:style-name="P17"> </text:p>
          </table:table-cell>
          <table:table-cell table:style-name="Table1.B26" office:value-type="string">
            <text:p text:style-name="P26">nome _pbl</text:p>
          </table:table-cell>
          <table:table-cell table:style-name="Table1.C26" office:value-type="string">
            <text:p text:style-name="P29">descriz testuale disturbo (stringa)</text:p>
          </table:table-cell>
        </table:table-row>
        <table:table-row table:style-name="Table1.2">
          <table:table-cell table:style-name="Table1.A27" office:value-type="string">
            <text:p text:style-name="P19">cart_accert</text:p>
          </table:table-cell>
          <table:table-cell table:style-name="Table1.B27" office:value-type="string">
            <text:p text:style-name="P29">codice</text:p>
          </table:table-cell>
          <table:table-cell table:style-name="Table1.C27" office:value-type="string">
            <text:p text:style-name="P29">id paziente [criptato]</text:p>
          </table:table-cell>
        </table:table-row>
        <table:table-row table:style-name="Table1.2">
          <table:table-cell table:style-name="Table1.A28" office:value-type="string">
            <text:p text:style-name="P19"/>
          </table:table-cell>
          <table:table-cell table:style-name="Table1.B28" office:value-type="string">
            <text:p text:style-name="P16">ac_nt_code <text:s/></text:p>
          </table:table-cell>
          <table:table-cell table:style-name="Table1.C28" office:value-type="string">
            <text:p text:style-name="P30">codici del tipo di <text:s/>accertamento</text:p>
          </table:table-cell>
        </table:table-row>
        <table:table-row table:style-name="Table1.29">
          <table:table-cell table:style-name="Table1.A29" office:value-type="string">
            <text:p text:style-name="P18"/>
          </table:table-cell>
          <table:table-cell table:style-name="Table1.B29" office:value-type="string">
            <text:p text:style-name="P27">ac_des</text:p>
          </table:table-cell>
          <table:table-cell table:style-name="Table1.C29" office:value-type="string">
            <text:p text:style-name="P16">descrizione testuale accertamento (stringa)</text:p>
          </table:table-cell>
        </table:table-row>
        <table:table-row table:style-name="Table1.2">
          <table:table-cell table:style-name="Table1.A30" office:value-type="string">
            <text:p text:style-name="P16"> </text:p>
          </table:table-cell>
          <table:table-cell table:style-name="Table1.B30" office:value-type="string">
            <text:p text:style-name="P16">cod_ese <text:s/></text:p>
          </table:table-cell>
          <table:table-cell table:style-name="Table1.C30" office:value-type="string">
            <text:p text:style-name="P16">codici esenzione accertamento</text:p>
          </table:table-cell>
        </table:table-row>
        <table:table-row table:style-name="Table1.2">
          <table:table-cell table:style-name="Table1.A31" office:value-type="string">
            <text:p text:style-name="P16"/>
          </table:table-cell>
          <table:table-cell table:style-name="Table1.B31" office:value-type="string">
            <text:p text:style-name="P23">data_open</text:p>
          </table:table-cell>
          <table:table-cell table:style-name="Table1.C31" office:value-type="string">
            <text:p text:style-name="P16">Data di prescrizione accertamento</text:p>
          </table:table-cell>
        </table:table-row>
      </table:table>
      <text:p text:style-name="P3"/>
      <text:p text:style-name="P4"/>
      <text:h text:style-name="Heading_20_1" text:outline-level="1"><text:soft-page-break/>Dati Extra</text:h>
      <text:p text:style-name="P33">Dati supplementari più dettagliati, ma non aggiornati sono riconducibili a studi di diversa durata e ampiezza di popolazione inerenti la patologia cronica ostruttiva respiratoria, BPCO ed uno studio sulle gastropatie ed ulcere <text:s/>con adozione inibitori di acidità (Tabella : prescrizioni_mac2) e modifiche di terapie mediante inibitori di pompa protonica (Tabella:cambio_pi_attivi_mac2) </text:p>
      <text:p text:style-name="P4"/>
      <text:p text:style-name="P5">scremare i dati <text:span text:style-name="T15">NB sono 70gb solo una tabella</text:span></text:p>
      <text:p text:style-name="P6">dati 2011-2018</text:p>
      <text:p text:style-name="P6">vedere I dati precedenti + missing values</text:p>
      <text:p text:style-name="P6">unire le tabelle (paziente, diagnosi, terapia) e capire I dati mancanti <text:span text:style-name="T15">+ eventuale ER</text:span></text:p>
      <text:p text:style-name="P7">cambiamenti nei modelli descrittivi dei medici a seconda della patologia</text:p>
      <text:p text:style-name="P7">età media terapia per alcuni farmaci, sapere le quantità della terapia per ogni farmaco</text:p>
      <text:p text:style-name="P7">vedere se il sistema di crittazione è lo stesso, aka a ogni nome nel tempo corrisponde lo stesso nome crittato</text:p>
      <text:p text:style-name="P7">capire se esiste correlazione tra farmaci nelle patologie</text:p>
      <text:p text:style-name="P7">prendere a<text:span text:style-name="T15">t</text:span>c e attaccarla ai nomi dei farmaci</text:p>
      <text:p text:style-name="P8">cp_code: NB alcune righe mancano perché il medico non stava prescrivendo nulla! Noi vogliamo solo quelle che ci sono</text:p>
      <text:p text:style-name="P8">anni: all’inizio ci sono dati incompleti, quanti medici nel 2000 e nel 2011 ecc? Verificare se I codici sono gli stessi oppure gestire solo n medici che ci sono sempre stati, visto che I medici vanno in pensione ecc<text:line-break/>se cambio medico cambia approccio alla terapia! <text:span text:style-name="T14">Cercare n pazienti regolari oppure pazienti che rimangono per tutti gli anni (vogliamo I cronici :( ) con inizio = 2010 circa</text:span></text:p>
      <text:p text:style-name="P9">volume del venduto = tutti I pazienti! Ma l’obiettivo è sapere tutto quello che succede negli ultimi 10 anni, chi se ne frega delle vendite delle case farmaceutiche, lo sanno già, studio di traiettoria (coorte), I medici sono specialistici e alcuni pensano che l’asma sia mal di gola</text:p>
      <text:p text:style-name="P9">NB: mancano prescrizioni ospedaliere, prescrizioni senza ricetta, prescrizioni a nome altrui (hanno senso?)</text:p>
      <text:p text:style-name="P10">controlli, cerchiamo su internet, vediamo se le cose hanno senso, cerchiamo cosa significano, se icd-9 è cambiata (esiste icd8), cerchiamo quale dei due è stato usato (2000 ish) oppure vedere se I medici hanno la propria tabella <text:span text:style-name="T15">e fare la stessa roba per atc</text:span></text:p>
      <text:p text:style-name="P11"><text:soft-page-break/>ci interessa trovare coorti su cui fare traiettorie, schematizzare tutto per evitare che l’aggiornamento rompa tutto (?) perché sti dati sono troppi, creare un DB nuovo e poi aggiungere atc eccetera</text:p>
      <text:p text:style-name="P11">file di geografia, regione &gt; province &gt; comune, lavorare con codice ISTAT: ci piace un livello alto di dettaglio? Potremmo attaccarci il db delle farmacie della campania? <text:s/><text:span text:style-name="T16">In quel cap, quanti medici e farmacie ci sono? Perchè I medici chiamano le farmacie e si mettono d’accordo (ma io non so niente) cioè vediamo se c’è correlazione, tanto è tutto libero. Come si posizionano le farmacie? </text:span></text:p>
      <text:p text:style-name="P12">GLI INDIRIZZI SONO UN DISASTRO</text:p>
      <text:p text:style-name="P13">clustering traiettorie, periodicità, time se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Tahoma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665in" loext:contextual-spacing="false" fo:keep-together="always" fo:keep-with-next="always"/>
      <style:text-properties fo:color="#365f91" style:font-name="Cambria" fo:font-family="Cambria" style:font-family-generic="roman" style:font-pitch="variable" fo:font-size="14pt" fo:language="it" fo:country="I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olo_20_Carattere" style:display-name="Titolo Carattere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ahoma" style:font-family-asian="Tahoma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Titolo_20_1_20_Carattere" style:display-name="Titolo 1 Carattere" style:family="text" style:parent-style-name="Default_20_Paragraph_20_Font">
      <style:text-properties fo:color="#365f91" style:font-name="Cambria" fo:font-family="Cambria" style:font-family-generic="roman" style:font-pitch="variable" fo:font-size="14pt" fo:language="it" fo:country="I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Tahoma" style:font-family-asian="Tahoma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8862in" fo:margin-right="0.920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aldi</meta:initial-creator>
    <meta:editing-cycles>14</meta:editing-cycles>
    <meta:creation-date>2018-05-07T15:33:00</meta:creation-date>
    <dc:date>2018-12-05T14:52:14.605456509</dc:date>
    <meta:editing-duration>PT14H30M24S</meta:editing-duration>
    <meta:generator>LibreOffice/6.0.1.1$MacOSX_X86_64 LibreOffice_project/60bfb1526849283ce2491346ed2aa51c465abfe6</meta:generator>
    <meta:document-statistic meta:table-count="1" meta:image-count="0" meta:object-count="0" meta:page-count="4" meta:paragraph-count="124" meta:word-count="912" meta:character-count="6230" meta:non-whitespace-character-count="53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